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1799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0"/>
    <style:style style:name="ce2" style:family="table-cell" style:parent-style-name="Default" style:data-style-name="N119"/>
  </office:automatic-styles>
  <office:body>
    <office:spreadsheet>
      <table:table table:name="AD7192BRUZ" table:style-name="ta1" table:print="false">
        <table:table-column table:style-name="co1" table:number-columns-repeated="3" table:default-cell-style-name="Default"/>
        <table:table-row table:style-name="ro1">
          <table:table-cell office:value-type="float" office:value="1">
            <text:p>1</text:p>
          </table:table-cell>
          <table:table-cell office:value-type="string">
            <text:p>MCLK1</text:p>
          </table:table-cell>
          <table:table-cell office:value-type="string">
            <text:p>Input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MCLK2</text:p>
          </table:table-cell>
          <table:table-cell office:value-type="string">
            <text:p>Input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SCLK</text:p>
          </table:table-cell>
          <table:table-cell office:value-type="string">
            <text:p>Input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C\S\</text:p>
          </table:table-cell>
          <table:table-cell office:value-type="string">
            <text:p>Input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P3</text:p>
          </table:table-cell>
          <table:table-cell office:value-type="string">
            <text:p>Outpu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P2</text:p>
          </table:table-cell>
          <table:table-cell office:value-type="string">
            <text:p>Output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P1/REFIN2+</text:p>
          </table:table-cell>
          <table:table-cell office:value-type="string">
            <text:p>I/O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P0/REFIN2-</text:p>
          </table:table-cell>
          <table:table-cell office:value-type="string">
            <text:p>I/O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NC</text:p>
          </table:table-cell>
          <table:table-cell office:value-type="string">
            <text:p>Input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AINCOM</text:p>
          </table:table-cell>
          <table:table-cell office:value-type="string">
            <text:p>Input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AIN1</text:p>
          </table:table-cell>
          <table:table-cell office:value-type="string">
            <text:p>Input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AIN2</text:p>
          </table:table-cell>
          <table:table-cell office:value-type="string">
            <text:p>Input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AIN3</text:p>
          </table:table-cell>
          <table:table-cell office:value-type="string">
            <text:p>Input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AIN4</text:p>
          </table:table-cell>
          <table:table-cell office:value-type="string">
            <text:p>Input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REFIN1+</text:p>
          </table:table-cell>
          <table:table-cell office:value-type="string">
            <text:p>Input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REFIN1-</text:p>
          </table:table-cell>
          <table:table-cell office:value-type="string">
            <text:p>Input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BPDSW</text:p>
          </table:table-cell>
          <table:table-cell office:value-type="string">
            <text:p>Power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AGND</text:p>
          </table:table-cell>
          <table:table-cell office:value-type="string">
            <text:p>Power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DGND</text:p>
          </table:table-cell>
          <table:table-cell office:value-type="string">
            <text:p>Power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AVDD</text:p>
          </table:table-cell>
          <table:table-cell office:value-type="string">
            <text:p>Power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DVDD</text:p>
          </table:table-cell>
          <table:table-cell office:value-type="string">
            <text:p>Power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S\Y\N\C\</text:p>
          </table:table-cell>
          <table:table-cell office:value-type="string">
            <text:p>Input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DOUT/R\D\Y\</text:p>
          </table:table-cell>
          <table:table-cell office:value-type="string">
            <text:p>Output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DIN</text:p>
          </table:table-cell>
          <table:table-cell office:value-type="string">
            <text:p>Input</text:p>
          </table:table-cell>
        </table:table-row>
      </table:table>
      <table:table table:name="ADuM1400" table:style-name="ta1" table:print="false">
        <table:table-column table:style-name="co1" table:number-columns-repeated="3" table:default-cell-style-name="Default"/>
        <table:table-row table:style-name="ro1">
          <table:table-cell office:value-type="float" office:value="1">
            <text:p>1</text:p>
          </table:table-cell>
          <table:table-cell office:value-type="string">
            <text:p>VDD1</text:p>
          </table:table-cell>
          <table:table-cell office:value-type="string">
            <text:p>Power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GND1</text:p>
          </table:table-cell>
          <table:table-cell office:value-type="string">
            <text:p>Power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VIA</text:p>
          </table:table-cell>
          <table:table-cell office:value-type="string">
            <text:p>Input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VIB</text:p>
          </table:table-cell>
          <table:table-cell office:value-type="string">
            <text:p>Input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VIC</text:p>
          </table:table-cell>
          <table:table-cell office:value-type="string">
            <text:p>Inpu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VID</text:p>
          </table:table-cell>
          <table:table-cell office:value-type="string">
            <text:p>Input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NC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GND1</text:p>
          </table:table-cell>
          <table:table-cell office:value-type="string">
            <text:p>Power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GND2</text:p>
          </table:table-cell>
          <table:table-cell office:value-type="string">
            <text:p>Power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VE2</text:p>
          </table:table-cell>
          <table:table-cell office:value-type="string">
            <text:p>Input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VOD</text:p>
          </table:table-cell>
          <table:table-cell office:value-type="string">
            <text:p>Output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VOC</text:p>
          </table:table-cell>
          <table:table-cell office:value-type="string">
            <text:p>Output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VOB</text:p>
          </table:table-cell>
          <table:table-cell office:value-type="string">
            <text:p>Output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VOA</text:p>
          </table:table-cell>
          <table:table-cell office:value-type="string">
            <text:p>Output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GND2</text:p>
          </table:table-cell>
          <table:table-cell office:value-type="string">
            <text:p>Power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VDD2</text:p>
          </table:table-cell>
          <table:table-cell office:value-type="string">
            <text:p>Power</text:p>
          </table:table-cell>
        </table:table-row>
      </table:table>
      <table:table table:name="ADuM1401" table:style-name="ta1" table:print="false">
        <table:table-column table:style-name="co1" table:number-columns-repeated="3" table:default-cell-style-name="Default"/>
        <table:table-row table:style-name="ro1">
          <table:table-cell office:value-type="float" office:value="1">
            <text:p>1</text:p>
          </table:table-cell>
          <table:table-cell office:value-type="string">
            <text:p>VDD1</text:p>
          </table:table-cell>
          <table:table-cell office:value-type="string">
            <text:p>Power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GND1</text:p>
          </table:table-cell>
          <table:table-cell office:value-type="string">
            <text:p>Power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VIA</text:p>
          </table:table-cell>
          <table:table-cell office:value-type="string">
            <text:p>Input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VIB</text:p>
          </table:table-cell>
          <table:table-cell office:value-type="string">
            <text:p>Input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VIC</text:p>
          </table:table-cell>
          <table:table-cell office:value-type="string">
            <text:p>Inpu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VOD</text:p>
          </table:table-cell>
          <table:table-cell office:value-type="string">
            <text:p>Output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VE1</text:p>
          </table:table-cell>
          <table:table-cell office:value-type="string">
            <text:p>Input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GND1</text:p>
          </table:table-cell>
          <table:table-cell office:value-type="string">
            <text:p>Power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GND2</text:p>
          </table:table-cell>
          <table:table-cell office:value-type="string">
            <text:p>Power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VE2</text:p>
          </table:table-cell>
          <table:table-cell office:value-type="string">
            <text:p>Input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VID</text:p>
          </table:table-cell>
          <table:table-cell office:value-type="string">
            <text:p>Input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VOC</text:p>
          </table:table-cell>
          <table:table-cell office:value-type="string">
            <text:p>Output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VOB</text:p>
          </table:table-cell>
          <table:table-cell office:value-type="string">
            <text:p>Output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VOA</text:p>
          </table:table-cell>
          <table:table-cell office:value-type="string">
            <text:p>Output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GND2</text:p>
          </table:table-cell>
          <table:table-cell office:value-type="string">
            <text:p>Power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VDD2</text:p>
          </table:table-cell>
          <table:table-cell office:value-type="string">
            <text:p>Power</text:p>
          </table:table-cell>
        </table:table-row>
      </table:table>
      <table:table table:name="ADuM1402" table:style-name="ta1" table:print="false">
        <table:table-column table:style-name="co1" table:number-columns-repeated="3" table:default-cell-style-name="Default"/>
        <table:table-row table:style-name="ro1">
          <table:table-cell office:value-type="float" office:value="1">
            <text:p>1</text:p>
          </table:table-cell>
          <table:table-cell office:value-type="string">
            <text:p>VDD1</text:p>
          </table:table-cell>
          <table:table-cell office:value-type="string">
            <text:p>Power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GND1</text:p>
          </table:table-cell>
          <table:table-cell office:value-type="string">
            <text:p>Power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VIA</text:p>
          </table:table-cell>
          <table:table-cell office:value-type="string">
            <text:p>Input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VIB</text:p>
          </table:table-cell>
          <table:table-cell office:value-type="string">
            <text:p>Input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VOC</text:p>
          </table:table-cell>
          <table:table-cell office:value-type="string">
            <text:p>Outpu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VOD</text:p>
          </table:table-cell>
          <table:table-cell office:value-type="string">
            <text:p>Output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VE1</text:p>
          </table:table-cell>
          <table:table-cell office:value-type="string">
            <text:p>Input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GND1</text:p>
          </table:table-cell>
          <table:table-cell office:value-type="string">
            <text:p>Power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GND2</text:p>
          </table:table-cell>
          <table:table-cell office:value-type="string">
            <text:p>Power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VE2</text:p>
          </table:table-cell>
          <table:table-cell office:value-type="string">
            <text:p>Input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VID</text:p>
          </table:table-cell>
          <table:table-cell office:value-type="string">
            <text:p>Input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VIC</text:p>
          </table:table-cell>
          <table:table-cell office:value-type="string">
            <text:p>Input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VOB</text:p>
          </table:table-cell>
          <table:table-cell office:value-type="string">
            <text:p>Output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VOA</text:p>
          </table:table-cell>
          <table:table-cell office:value-type="string">
            <text:p>Output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GND2</text:p>
          </table:table-cell>
          <table:table-cell office:value-type="string">
            <text:p>Power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VDD2</text:p>
          </table:table-cell>
          <table:table-cell office:value-type="string">
            <text:p>Power</text:p>
          </table:table-cell>
        </table:table-row>
      </table:table>
      <table:table table:name="ADuM1300" table:style-name="ta1" table:print="false">
        <table:table-column table:style-name="co1" table:number-columns-repeated="3" table:default-cell-style-name="Default"/>
        <table:table-row table:style-name="ro1">
          <table:table-cell office:value-type="float" office:value="1">
            <text:p>1</text:p>
          </table:table-cell>
          <table:table-cell office:value-type="string">
            <text:p>VDD1</text:p>
          </table:table-cell>
          <table:table-cell office:value-type="string">
            <text:p>Power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GND1</text:p>
          </table:table-cell>
          <table:table-cell office:value-type="string">
            <text:p>Power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VIA</text:p>
          </table:table-cell>
          <table:table-cell office:value-type="string">
            <text:p>Input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VIB</text:p>
          </table:table-cell>
          <table:table-cell office:value-type="string">
            <text:p>Input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VIC</text:p>
          </table:table-cell>
          <table:table-cell office:value-type="string">
            <text:p>Inpu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NC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NC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GND1</text:p>
          </table:table-cell>
          <table:table-cell office:value-type="string">
            <text:p>Power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GND2</text:p>
          </table:table-cell>
          <table:table-cell office:value-type="string">
            <text:p>Power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VE2</text:p>
          </table:table-cell>
          <table:table-cell office:value-type="string">
            <text:p>Input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NC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VOC</text:p>
          </table:table-cell>
          <table:table-cell office:value-type="string">
            <text:p>Output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VOB</text:p>
          </table:table-cell>
          <table:table-cell office:value-type="string">
            <text:p>Output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VOA</text:p>
          </table:table-cell>
          <table:table-cell office:value-type="string">
            <text:p>Output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GND2</text:p>
          </table:table-cell>
          <table:table-cell office:value-type="string">
            <text:p>Power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VDD2</text:p>
          </table:table-cell>
          <table:table-cell office:value-type="string">
            <text:p>Power</text:p>
          </table:table-cell>
        </table:table-row>
      </table:table>
      <table:table table:name="ADuM1301" table:style-name="ta1" table:print="false">
        <table:table-column table:style-name="co1" table:number-columns-repeated="3" table:default-cell-style-name="Default"/>
        <table:table-row table:style-name="ro1">
          <table:table-cell office:value-type="float" office:value="1">
            <text:p>1</text:p>
          </table:table-cell>
          <table:table-cell office:value-type="string">
            <text:p>VDD1</text:p>
          </table:table-cell>
          <table:table-cell office:value-type="string">
            <text:p>Power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GND1</text:p>
          </table:table-cell>
          <table:table-cell office:value-type="string">
            <text:p>Power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VIA</text:p>
          </table:table-cell>
          <table:table-cell office:value-type="string">
            <text:p>Input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VIB</text:p>
          </table:table-cell>
          <table:table-cell office:value-type="string">
            <text:p>Input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VOC</text:p>
          </table:table-cell>
          <table:table-cell office:value-type="string">
            <text:p>Outpu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NC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VE1</text:p>
          </table:table-cell>
          <table:table-cell office:value-type="string">
            <text:p>Input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GND1</text:p>
          </table:table-cell>
          <table:table-cell office:value-type="string">
            <text:p>Power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GND2</text:p>
          </table:table-cell>
          <table:table-cell office:value-type="string">
            <text:p>Power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VE2</text:p>
          </table:table-cell>
          <table:table-cell office:value-type="string">
            <text:p>Input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NC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VIC</text:p>
          </table:table-cell>
          <table:table-cell office:value-type="string">
            <text:p>Input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VOB</text:p>
          </table:table-cell>
          <table:table-cell office:value-type="string">
            <text:p>Output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VOA</text:p>
          </table:table-cell>
          <table:table-cell office:value-type="string">
            <text:p>Output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GND2</text:p>
          </table:table-cell>
          <table:table-cell office:value-type="string">
            <text:p>Power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VDD2</text:p>
          </table:table-cell>
          <table:table-cell office:value-type="string">
            <text:p>Power</text:p>
          </table:table-cell>
        </table:table-row>
      </table:table>
      <table:table table:name="WT12-A" table:style-name="ta1" table:print="false">
        <table:table-column table:style-name="co1" table:number-columns-repeated="4" table:default-cell-style-name="Default"/>
        <table:table-row table:style-name="ro1">
          <table:table-cell office:value-type="float" office:value="1">
            <text:p>1</text:p>
          </table:table-cell>
          <table:table-cell office:value-type="string">
            <text:p>GND</text:p>
          </table:table-cell>
          <table:table-cell office:value-type="string">
            <text:p>Power</text:p>
          </table:table-cell>
          <table:table-cell table:formula="of:=0"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VDD</text:p>
          </table:table-cell>
          <table:table-cell office:value-type="string">
            <text:p>Power</text:p>
          </table:table-cell>
          <table:table-cell table:formula="of:=[.D1]-2.5" office:value-type="float" office:value="-2.5">
            <text:p>-2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PIO2</text:p>
          </table:table-cell>
          <table:table-cell office:value-type="string">
            <text:p>I/O</text:p>
          </table:table-cell>
          <table:table-cell table:formula="of:=[.D2]-2.5" office:value-type="float" office:value="-5">
            <text:p>-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PIO3</text:p>
          </table:table-cell>
          <table:table-cell office:value-type="string">
            <text:p>I/O</text:p>
          </table:table-cell>
          <table:table-cell table:formula="of:=[.D3]-2.5" office:value-type="float" office:value="-7.5">
            <text:p>-7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NRTS</text:p>
          </table:table-cell>
          <table:table-cell office:value-type="string">
            <text:p>Output</text:p>
          </table:table-cell>
          <table:table-cell table:formula="of:=[.D4]-2.5" office:value-type="float" office:value="-10">
            <text:p>-1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RXD</text:p>
          </table:table-cell>
          <table:table-cell office:value-type="string">
            <text:p>Input</text:p>
          </table:table-cell>
          <table:table-cell table:formula="of:=[.D5]-2.5" office:value-type="float" office:value="-12.5">
            <text:p>-12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PCMO</text:p>
          </table:table-cell>
          <table:table-cell office:value-type="string">
            <text:p>Output</text:p>
          </table:table-cell>
          <table:table-cell table:formula="of:=[.D6]-2.5" office:value-type="float" office:value="-15">
            <text:p>-1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USB_D+</text:p>
          </table:table-cell>
          <table:table-cell office:value-type="string">
            <text:p>I/O</text:p>
          </table:table-cell>
          <table:table-cell table:formula="of:=[.D7]-2.5" office:value-type="float" office:value="-17.5">
            <text:p>-17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USB_D-</text:p>
          </table:table-cell>
          <table:table-cell office:value-type="string">
            <text:p>I/O</text:p>
          </table:table-cell>
          <table:table-cell table:formula="of:=[.D8]-2.5" office:value-type="float" office:value="-20">
            <text:p>-2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NCTS</text:p>
          </table:table-cell>
          <table:table-cell office:value-type="string">
            <text:p>Input</text:p>
          </table:table-cell>
          <table:table-cell table:formula="of:=[.D9]-2.5" office:value-type="float" office:value="-22.5">
            <text:p>-22.5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PCMI</text:p>
          </table:table-cell>
          <table:table-cell office:value-type="string">
            <text:p>Input</text:p>
          </table:table-cell>
          <table:table-cell table:formula="of:=[.D10]-2.5" office:value-type="float" office:value="-25">
            <text:p>-25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PCMC</text:p>
          </table:table-cell>
          <table:table-cell office:value-type="string">
            <text:p>I/O</text:p>
          </table:table-cell>
          <table:table-cell table:formula="of:=[.D11]-2.5" office:value-type="float" office:value="-27.5">
            <text:p>-27.5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PCMS</text:p>
          </table:table-cell>
          <table:table-cell office:value-type="string">
            <text:p>I/O</text:p>
          </table:table-cell>
          <table:table-cell table:formula="of:=[.D12]-2.5" office:value-type="float" office:value="-30">
            <text:p>-30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GND</text:p>
          </table:table-cell>
          <table:table-cell office:value-type="string">
            <text:p>Power</text:p>
          </table:table-cell>
          <table:table-cell table:formula="of:=[.D13]-2.5" office:value-type="float" office:value="-32.5">
            <text:p>-32.5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GND</text:p>
          </table:table-cell>
          <table:table-cell office:value-type="string">
            <text:p>Power</text:p>
          </table:table-cell>
          <table:table-cell table:formula="of:=[.D14]-2.5" office:value-type="float" office:value="-35">
            <text:p>-35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VDD</text:p>
          </table:table-cell>
          <table:table-cell office:value-type="string">
            <text:p>Power</text:p>
          </table:table-cell>
          <table:table-cell table:formula="of:=[.D15]-2.5" office:value-type="float" office:value="-37.5">
            <text:p>-37.5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RES</text:p>
          </table:table-cell>
          <table:table-cell office:value-type="string">
            <text:p>Input</text:p>
          </table:table-cell>
          <table:table-cell table:formula="of:=[.D16]-2.5" office:value-type="float" office:value="-40">
            <text:p>-40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PIO6</text:p>
          </table:table-cell>
          <table:table-cell office:value-type="string">
            <text:p>I/O</text:p>
          </table:table-cell>
          <table:table-cell table:formula="of:=[.D17]-2.5" office:value-type="float" office:value="-42.5">
            <text:p>-42.5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PIO7</text:p>
          </table:table-cell>
          <table:table-cell office:value-type="string">
            <text:p>I/O</text:p>
          </table:table-cell>
          <table:table-cell table:formula="of:=[.D18]-2.5" office:value-type="float" office:value="-45">
            <text:p>-45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PIO4</text:p>
          </table:table-cell>
          <table:table-cell office:value-type="string">
            <text:p>I/O</text:p>
          </table:table-cell>
          <table:table-cell table:formula="of:=[.D19]-2.5" office:value-type="float" office:value="-47.5">
            <text:p>-47.5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NCSB</text:p>
          </table:table-cell>
          <table:table-cell office:value-type="string">
            <text:p>Input</text:p>
          </table:table-cell>
          <table:table-cell table:formula="of:=[.D20]-2.5" office:value-type="float" office:value="-50">
            <text:p>-50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SCLK</text:p>
          </table:table-cell>
          <table:table-cell office:value-type="string">
            <text:p>Input</text:p>
          </table:table-cell>
          <table:table-cell table:formula="of:=[.D21]-2.5" office:value-type="float" office:value="-52.5">
            <text:p>-52.5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MISO</text:p>
          </table:table-cell>
          <table:table-cell office:value-type="string">
            <text:p>Output</text:p>
          </table:table-cell>
          <table:table-cell table:formula="of:=[.D22]-2.5" office:value-type="float" office:value="-55">
            <text:p>-55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MOSI</text:p>
          </table:table-cell>
          <table:table-cell office:value-type="string">
            <text:p>Input</text:p>
          </table:table-cell>
          <table:table-cell table:formula="of:=[.D23]-2.5" office:value-type="float" office:value="-57.5">
            <text:p>-57.5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PIO5</text:p>
          </table:table-cell>
          <table:table-cell office:value-type="string">
            <text:p>I/O</text:p>
          </table:table-cell>
          <table:table-cell table:formula="of:=[.D24]-2.5" office:value-type="float" office:value="-60">
            <text:p>-60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TXD</text:p>
          </table:table-cell>
          <table:table-cell office:value-type="string">
            <text:p>Output</text:p>
          </table:table-cell>
          <table:table-cell table:formula="of:=[.D25]-2.5" office:value-type="float" office:value="-62.5">
            <text:p>-62.5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NC</text:p>
          </table:table-cell>
          <table:table-cell office:value-type="string">
            <text:p>Passive</text:p>
          </table:table-cell>
          <table:table-cell table:formula="of:=[.D26]-2.5" office:value-type="float" office:value="-65">
            <text:p>-65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GND</text:p>
          </table:table-cell>
          <table:table-cell office:value-type="string">
            <text:p>Power</text:p>
          </table:table-cell>
          <table:table-cell table:formula="of:=[.D27]-2.5" office:value-type="float" office:value="-67.5">
            <text:p>-67.5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GND </text:p>
          </table:table-cell>
          <table:table-cell office:value-type="string">
            <text:p>Power</text:p>
          </table:table-cell>
          <table:table-cell table:formula="of:=[.D28]-2.5" office:value-type="float" office:value="-70">
            <text:p>-7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RF</text:p>
          </table:table-cell>
          <table:table-cell office:value-type="string">
            <text:p>I/O</text:p>
          </table:table-cell>
          <table:table-cell table:formula="of:=[.D29]-2.5" office:value-type="float" office:value="-72.5">
            <text:p>-72.5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GND</text:p>
          </table:table-cell>
          <table:table-cell office:value-type="string">
            <text:p>Power</text:p>
          </table:table-cell>
          <table:table-cell table:formula="of:=[.D30]-2.5" office:value-type="float" office:value="-75">
            <text:p>-75</text:p>
          </table:table-cell>
        </table:table-row>
      </table:table>
      <table:table table:name="W5500" table:style-name="ta1" table:print="false">
        <table:table-column table:style-name="co1" table:number-columns-repeated="3" table:default-cell-style-name="Default"/>
        <table:table-row table:style-name="ro1">
          <table:table-cell office:value-type="float" office:value="1">
            <text:p>1</text:p>
          </table:table-cell>
          <table:table-cell office:value-type="string">
            <text:p>TXN</text:p>
          </table:table-cell>
          <table:table-cell office:value-type="string">
            <text:p>Output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TXP</text:p>
          </table:table-cell>
          <table:table-cell office:value-type="string">
            <text:p>Output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AGND</text:p>
          </table:table-cell>
          <table:table-cell office:value-type="string">
            <text:p>Power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AVDD</text:p>
          </table:table-cell>
          <table:table-cell office:value-type="string">
            <text:p>Power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RXN</text:p>
          </table:table-cell>
          <table:table-cell office:value-type="string">
            <text:p>Inpu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RXP</text:p>
          </table:table-cell>
          <table:table-cell office:value-type="string">
            <text:p>Input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DNC </text:p>
          </table:table-cell>
          <table:table-cell office:value-type="string">
            <text:p>I/O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AVDD</text:p>
          </table:table-cell>
          <table:table-cell office:value-type="string">
            <text:p>Power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AGND</text:p>
          </table:table-cell>
          <table:table-cell office:value-type="string">
            <text:p>Power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EXRES1</text:p>
          </table:table-cell>
          <table:table-cell office:value-type="string">
            <text:p>I/O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AVDD</text:p>
          </table:table-cell>
          <table:table-cell office:value-type="string">
            <text:p>Power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NC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NC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AGND</text:p>
          </table:table-cell>
          <table:table-cell office:value-type="string">
            <text:p>Power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AVDD</text:p>
          </table:table-cell>
          <table:table-cell office:value-type="string">
            <text:p>Power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AGND</text:p>
          </table:table-cell>
          <table:table-cell office:value-type="string">
            <text:p>Power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AVDD</text:p>
          </table:table-cell>
          <table:table-cell office:value-type="string">
            <text:p>Power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VBG</text:p>
          </table:table-cell>
          <table:table-cell office:value-type="string">
            <text:p>Output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AGND</text:p>
          </table:table-cell>
          <table:table-cell office:value-type="string">
            <text:p>Power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TOCAP</text:p>
          </table:table-cell>
          <table:table-cell office:value-type="string">
            <text:p>Power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AVDD</text:p>
          </table:table-cell>
          <table:table-cell office:value-type="string">
            <text:p>Power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1V2O</text:p>
          </table:table-cell>
          <table:table-cell office:value-type="string">
            <text:p>Output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RSVD</text:p>
          </table:table-cell>
          <table:table-cell office:value-type="string">
            <text:p>Input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SPDLED</text:p>
          </table:table-cell>
          <table:table-cell office:value-type="string">
            <text:p>Output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LINKLED</text:p>
          </table:table-cell>
          <table:table-cell office:value-type="string">
            <text:p>Output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DUPLED</text:p>
          </table:table-cell>
          <table:table-cell office:value-type="string">
            <text:p>Output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ACTLED</text:p>
          </table:table-cell>
          <table:table-cell office:value-type="string">
            <text:p>Output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VDD</text:p>
          </table:table-cell>
          <table:table-cell office:value-type="string">
            <text:p>Power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GND</text:p>
          </table:table-cell>
          <table:table-cell office:value-type="string">
            <text:p>Power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XI/CLKIN</text:p>
          </table:table-cell>
          <table:table-cell office:value-type="string">
            <text:p>Input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XO</text:p>
          </table:table-cell>
          <table:table-cell office:value-type="string">
            <text:p>Output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SCSn</text:p>
          </table:table-cell>
          <table:table-cell office:value-type="string">
            <text:p>Input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SCLK</text:p>
          </table:table-cell>
          <table:table-cell office:value-type="string">
            <text:p>Input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MISO</text:p>
          </table:table-cell>
          <table:table-cell office:value-type="string">
            <text:p>Output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MOSI</text:p>
          </table:table-cell>
          <table:table-cell office:value-type="string">
            <text:p>Input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INTn</text:p>
          </table:table-cell>
          <table:table-cell office:value-type="string">
            <text:p>Output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RSTn</text:p>
          </table:table-cell>
          <table:table-cell office:value-type="string">
            <text:p>Input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RSVD</text:p>
          </table:table-cell>
          <table:table-cell office:value-type="string">
            <text:p>Input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RSVD</text:p>
          </table:table-cell>
          <table:table-cell office:value-type="string">
            <text:p>Input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RSVD</text:p>
          </table:table-cell>
          <table:table-cell office:value-type="string">
            <text:p>Input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RSVD</text:p>
          </table:table-cell>
          <table:table-cell office:value-type="string">
            <text:p>Input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RSVD</text:p>
          </table:table-cell>
          <table:table-cell office:value-type="string">
            <text:p>Input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PMODE2</text:p>
          </table:table-cell>
          <table:table-cell office:value-type="string">
            <text:p>Input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PMODE1</text:p>
          </table:table-cell>
          <table:table-cell office:value-type="string">
            <text:p>Input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PMODE0</text:p>
          </table:table-cell>
          <table:table-cell office:value-type="string">
            <text:p>Input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NC </text:p>
          </table:table-cell>
          <table:table-cell/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NC 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AGND</text:p>
          </table:table-cell>
          <table:table-cell office:value-type="string">
            <text:p>Power</text:p>
          </table:table-cell>
        </table:table-row>
      </table:table>
      <table:table table:name="MFRC52202HN1" table:style-name="ta1" table:print="false">
        <table:table-column table:style-name="co1" table:number-columns-repeated="4" table:default-cell-style-name="Default"/>
        <table:table-row table:style-name="ro1">
          <table:table-cell office:value-type="float" office:value="1">
            <text:p>1</text:p>
          </table:table-cell>
          <table:table-cell office:value-type="string">
            <text:p>I2C</text:p>
          </table:table-cell>
          <table:table-cell office:value-type="string">
            <text:p>Input</text:p>
          </table:table-cell>
          <table:table-cell table:formula="of:=0"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VDD</text:p>
          </table:table-cell>
          <table:table-cell office:value-type="string">
            <text:p>Power</text:p>
          </table:table-cell>
          <table:table-cell table:formula="of:=[.D1]-2.5" office:value-type="float" office:value="-2.5">
            <text:p>-2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DVDD</text:p>
          </table:table-cell>
          <table:table-cell office:value-type="string">
            <text:p>Power</text:p>
          </table:table-cell>
          <table:table-cell table:formula="of:=[.D2]-2.5" office:value-type="float" office:value="-5">
            <text:p>-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DVSS</text:p>
          </table:table-cell>
          <table:table-cell office:value-type="string">
            <text:p>Power</text:p>
          </table:table-cell>
          <table:table-cell table:formula="of:=[.D3]-2.5" office:value-type="float" office:value="-7.5">
            <text:p>-7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PVSS</text:p>
          </table:table-cell>
          <table:table-cell office:value-type="string">
            <text:p>Power</text:p>
          </table:table-cell>
          <table:table-cell table:formula="of:=[.D4]-2.5" office:value-type="float" office:value="-10">
            <text:p>-1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NRSTPD</text:p>
          </table:table-cell>
          <table:table-cell office:value-type="string">
            <text:p>Input</text:p>
          </table:table-cell>
          <table:table-cell table:formula="of:=[.D5]-2.5" office:value-type="float" office:value="-12.5">
            <text:p>-12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MFIN</text:p>
          </table:table-cell>
          <table:table-cell office:value-type="string">
            <text:p>Input</text:p>
          </table:table-cell>
          <table:table-cell table:formula="of:=[.D6]-2.5" office:value-type="float" office:value="-15">
            <text:p>-1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MFOUT</text:p>
          </table:table-cell>
          <table:table-cell office:value-type="string">
            <text:p>Output</text:p>
          </table:table-cell>
          <table:table-cell table:formula="of:=[.D7]-2.5" office:value-type="float" office:value="-17.5">
            <text:p>-17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SVDD</text:p>
          </table:table-cell>
          <table:table-cell office:value-type="string">
            <text:p>Power</text:p>
          </table:table-cell>
          <table:table-cell table:formula="of:=[.D8]-2.5" office:value-type="float" office:value="-20">
            <text:p>-2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TVSS</text:p>
          </table:table-cell>
          <table:table-cell office:value-type="string">
            <text:p>Power</text:p>
          </table:table-cell>
          <table:table-cell table:formula="of:=[.D9]-2.5" office:value-type="float" office:value="-22.5">
            <text:p>-22.5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TX1</text:p>
          </table:table-cell>
          <table:table-cell office:value-type="string">
            <text:p>Output</text:p>
          </table:table-cell>
          <table:table-cell table:formula="of:=[.D10]-2.5" office:value-type="float" office:value="-25">
            <text:p>-25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TVDD</text:p>
          </table:table-cell>
          <table:table-cell office:value-type="string">
            <text:p>Power</text:p>
          </table:table-cell>
          <table:table-cell table:formula="of:=[.D11]-2.5" office:value-type="float" office:value="-27.5">
            <text:p>-27.5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TX2</text:p>
          </table:table-cell>
          <table:table-cell office:value-type="string">
            <text:p>Output</text:p>
          </table:table-cell>
          <table:table-cell table:formula="of:=[.D12]-2.5" office:value-type="float" office:value="-30">
            <text:p>-30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TVSS</text:p>
          </table:table-cell>
          <table:table-cell office:value-type="string">
            <text:p>Power</text:p>
          </table:table-cell>
          <table:table-cell table:formula="of:=[.D13]-2.5" office:value-type="float" office:value="-32.5">
            <text:p>-32.5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AVDD</text:p>
          </table:table-cell>
          <table:table-cell office:value-type="string">
            <text:p>Power</text:p>
          </table:table-cell>
          <table:table-cell table:formula="of:=[.D14]-2.5" office:value-type="float" office:value="-35">
            <text:p>-35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VMID</text:p>
          </table:table-cell>
          <table:table-cell office:value-type="string">
            <text:p>Power</text:p>
          </table:table-cell>
          <table:table-cell table:formula="of:=[.D15]-2.5" office:value-type="float" office:value="-37.5">
            <text:p>-37.5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RX</text:p>
          </table:table-cell>
          <table:table-cell office:value-type="string">
            <text:p>Input</text:p>
          </table:table-cell>
          <table:table-cell table:formula="of:=[.D16]-2.5" office:value-type="float" office:value="-40">
            <text:p>-40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AVSS</text:p>
          </table:table-cell>
          <table:table-cell office:value-type="string">
            <text:p>Power</text:p>
          </table:table-cell>
          <table:table-cell table:formula="of:=[.D17]-2.5" office:value-type="float" office:value="-42.5">
            <text:p>-42.5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AUX1</text:p>
          </table:table-cell>
          <table:table-cell office:value-type="string">
            <text:p>Output</text:p>
          </table:table-cell>
          <table:table-cell table:formula="of:=[.D18]-2.5" office:value-type="float" office:value="-45">
            <text:p>-45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AUX2</text:p>
          </table:table-cell>
          <table:table-cell office:value-type="string">
            <text:p>Output</text:p>
          </table:table-cell>
          <table:table-cell table:formula="of:=[.D19]-2.5" office:value-type="float" office:value="-47.5">
            <text:p>-47.5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OSCIN</text:p>
          </table:table-cell>
          <table:table-cell office:value-type="string">
            <text:p>Input</text:p>
          </table:table-cell>
          <table:table-cell table:formula="of:=[.D20]-2.5" office:value-type="float" office:value="-50">
            <text:p>-50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OSCOUT</text:p>
          </table:table-cell>
          <table:table-cell office:value-type="string">
            <text:p>Output</text:p>
          </table:table-cell>
          <table:table-cell table:formula="of:=[.D21]-2.5" office:value-type="float" office:value="-52.5">
            <text:p>-52.5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IRQ</text:p>
          </table:table-cell>
          <table:table-cell office:value-type="string">
            <text:p>Output</text:p>
          </table:table-cell>
          <table:table-cell table:formula="of:=[.D22]-2.5" office:value-type="float" office:value="-55">
            <text:p>-55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SDA</text:p>
          </table:table-cell>
          <table:table-cell office:value-type="string">
            <text:p>Input</text:p>
          </table:table-cell>
          <table:table-cell table:formula="of:=[.D23]-2.5" office:value-type="float" office:value="-57.5">
            <text:p>-57.5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D1</text:p>
          </table:table-cell>
          <table:table-cell office:value-type="string">
            <text:p>I/O</text:p>
          </table:table-cell>
          <table:table-cell table:formula="of:=[.D24]-2.5" office:value-type="float" office:value="-60">
            <text:p>-60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D2</text:p>
          </table:table-cell>
          <table:table-cell office:value-type="string">
            <text:p>I/O</text:p>
          </table:table-cell>
          <table:table-cell table:formula="of:=[.D25]-2.5" office:value-type="float" office:value="-62.5">
            <text:p>-62.5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D3</text:p>
          </table:table-cell>
          <table:table-cell office:value-type="string">
            <text:p>I/O</text:p>
          </table:table-cell>
          <table:table-cell table:formula="of:=[.D26]-2.5" office:value-type="float" office:value="-65">
            <text:p>-65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D4</text:p>
          </table:table-cell>
          <table:table-cell office:value-type="string">
            <text:p>I/O</text:p>
          </table:table-cell>
          <table:table-cell table:formula="of:=[.D27]-2.5" office:value-type="float" office:value="-67.5">
            <text:p>-67.5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D5</text:p>
          </table:table-cell>
          <table:table-cell office:value-type="string">
            <text:p>I/O</text:p>
          </table:table-cell>
          <table:table-cell table:formula="of:=[.D28]-2.5" office:value-type="float" office:value="-70">
            <text:p>-7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D6</text:p>
          </table:table-cell>
          <table:table-cell office:value-type="string">
            <text:p>I/O</text:p>
          </table:table-cell>
          <table:table-cell table:formula="of:=[.D29]-2.5" office:value-type="float" office:value="-72.5">
            <text:p>-72.5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D7</text:p>
          </table:table-cell>
          <table:table-cell office:value-type="string">
            <text:p>I/O</text:p>
          </table:table-cell>
          <table:table-cell table:formula="of:=[.D30]-2.5" office:value-type="float" office:value="-75">
            <text:p>-75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EA</text:p>
          </table:table-cell>
          <table:table-cell office:value-type="string">
            <text:p>Input</text:p>
          </table:table-cell>
          <table:table-cell table:formula="of:=[.D31]-2.5" office:value-type="float" office:value="-77.5">
            <text:p>-77.5</text:p>
          </table:table-cell>
        </table:table-row>
      </table:table>
      <table:table table:name="FT230XS" table:style-name="ta1" table:print="false">
        <table:table-column table:style-name="co1" table:number-columns-repeated="3" table:default-cell-style-name="Default"/>
        <table:table-row table:style-name="ro1">
          <table:table-cell office:value-type="float" office:value="1">
            <text:p>1</text:p>
          </table:table-cell>
          <table:table-cell office:value-type="string">
            <text:p>TXD</text:p>
          </table:table-cell>
          <table:table-cell office:value-type="string">
            <text:p>Output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RTS</text:p>
          </table:table-cell>
          <table:table-cell office:value-type="string">
            <text:p>Output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VCCIO</text:p>
          </table:table-cell>
          <table:table-cell office:value-type="string">
            <text:p>Power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RXD</text:p>
          </table:table-cell>
          <table:table-cell office:value-type="string">
            <text:p>Input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GND</text:p>
          </table:table-cell>
          <table:table-cell office:value-type="string">
            <text:p>Power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CTS</text:p>
          </table:table-cell>
          <table:table-cell office:value-type="string">
            <text:p>Input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CBUS2</text:p>
          </table:table-cell>
          <table:table-cell office:value-type="string">
            <text:p>I/O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USBDP</text:p>
          </table:table-cell>
          <table:table-cell office:value-type="string">
            <text:p>I/O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USBDM</text:p>
          </table:table-cell>
          <table:table-cell office:value-type="string">
            <text:p>I/O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3V3OUT</text:p>
          </table:table-cell>
          <table:table-cell office:value-type="string">
            <text:p>Power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RESET</text:p>
          </table:table-cell>
          <table:table-cell office:value-type="string">
            <text:p>Input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VCC</text:p>
          </table:table-cell>
          <table:table-cell office:value-type="string">
            <text:p>Power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GND</text:p>
          </table:table-cell>
          <table:table-cell office:value-type="string">
            <text:p>Power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CBUS1</text:p>
          </table:table-cell>
          <table:table-cell office:value-type="string">
            <text:p>I/O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CBUS0</text:p>
          </table:table-cell>
          <table:table-cell office:value-type="string">
            <text:p>I/O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CBUS3</text:p>
          </table:table-cell>
          <table:table-cell office:value-type="string">
            <text:p>I/O</text:p>
          </table:table-cell>
        </table:table-row>
        <table:table-row table:style-name="ro1" table:number-rows-repeated="3">
          <table:table-cell table:number-columns-repeated="3"/>
        </table:table-row>
        <table:table-row table:style-name="ro1">
          <table:table-cell office:value-type="string">
            <text:p>E1</text:p>
          </table:table-cell>
          <table:table-cell office:value-type="float" office:value="0.154">
            <text:p>0.154</text:p>
          </table:table-cell>
          <table:table-cell table:style-name="ce1" table:formula="of:=[.B20]*25.4" office:value-type="float" office:value="3.9116">
            <text:p>3.9</text:p>
          </table:table-cell>
        </table:table-row>
        <table:table-row table:style-name="ro1">
          <table:table-cell/>
          <table:table-cell table:formula="of:=[.B20]/2" office:value-type="float" office:value="0.077">
            <text:p>0.077</text:p>
          </table:table-cell>
          <table:table-cell table:style-name="ce1" table:formula="of:=[.B21]*25.4" office:value-type="float" office:value="1.9558">
            <text:p>2.0</text:p>
          </table:table-cell>
        </table:table-row>
        <table:table-row table:style-name="ro1">
          <table:table-cell office:value-type="string">
            <text:p>D</text:p>
          </table:table-cell>
          <table:table-cell office:value-type="float" office:value="0.193">
            <text:p>0.193</text:p>
          </table:table-cell>
          <table:table-cell table:style-name="ce1" table:formula="of:=[.B22]*25.4" office:value-type="float" office:value="4.9022">
            <text:p>4.9</text:p>
          </table:table-cell>
        </table:table-row>
        <table:table-row table:style-name="ro1">
          <table:table-cell/>
          <table:table-cell table:formula="of:=[.B22]/2" office:value-type="float" office:value="0.0965">
            <text:p>0.0965</text:p>
          </table:table-cell>
          <table:table-cell table:style-name="ce1" table:formula="of:=[.B23]*25.4" office:value-type="float" office:value="2.4511">
            <text:p>2.5</text:p>
          </table:table-cell>
        </table:table-row>
        <table:table-row table:style-name="ro1">
          <table:table-cell office:value-type="string">
            <text:p>E1</text:p>
          </table:table-cell>
          <table:table-cell office:value-type="float" office:value="0.236">
            <text:p>0.236</text:p>
          </table:table-cell>
          <table:table-cell table:style-name="ce1" table:formula="of:=[.B24]*25.4" office:value-type="float" office:value="5.9944">
            <text:p>6.0</text:p>
          </table:table-cell>
        </table:table-row>
        <table:table-row table:style-name="ro1">
          <table:table-cell/>
          <table:table-cell table:formula="of:=[.B24]/2" office:value-type="float" office:value="0.118">
            <text:p>0.118</text:p>
          </table:table-cell>
          <table:table-cell table:style-name="ce1" table:formula="of:=[.B25]*25.4" office:value-type="float" office:value="2.9972">
            <text:p>3.0</text:p>
          </table:table-cell>
        </table:table-row>
        <table:table-row table:style-name="ro1">
          <table:table-cell office:value-type="string">
            <text:p>L</text:p>
          </table:table-cell>
          <table:table-cell office:value-type="float" office:value="0.05">
            <text:p>0.05</text:p>
          </table:table-cell>
          <table:table-cell table:style-name="ce1" table:formula="of:=[.B26]*25.4" office:value-type="float" office:value="1.27">
            <text:p>1.3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float" office:value="0.06">
            <text:p>0.06</text:p>
          </table:table-cell>
          <table:table-cell table:style-name="ce1" table:formula="of:=[.B27]*25.4" office:value-type="float" office:value="1.524">
            <text:p>1.5</text:p>
          </table:table-cell>
        </table:table-row>
        <table:table-row table:style-name="ro1">
          <table:table-cell office:value-type="string">
            <text:p>e</text:p>
          </table:table-cell>
          <table:table-cell office:value-type="float" office:value="0.025">
            <text:p>0.025</text:p>
          </table:table-cell>
          <table:table-cell table:style-name="ce2" table:formula="of:=[.B28]*25.4" office:value-type="float" office:value="0.635">
            <text:p>0.635</text:p>
          </table:table-cell>
        </table:table-row>
        <table:table-row table:style-name="ro1">
          <table:table-cell office:value-type="string">
            <text:p>offset</text:p>
          </table:table-cell>
          <table:table-cell/>
          <table:table-cell office:value-type="float" office:value="-4.5">
            <text:p>-4.5</text:p>
          </table:table-cell>
        </table:table-row>
        <table:table-row table:style-name="ro1">
          <table:table-cell office:value-type="float" office:value="1">
            <text:p>1</text:p>
          </table:table-cell>
          <table:table-cell/>
          <table:table-cell table:formula="of:=([.A30]+[.$C$29])*[.$C$28]" office:value-type="float" office:value="-2.2225">
            <text:p>-2.2225</text:p>
          </table:table-cell>
        </table:table-row>
        <table:table-row table:style-name="ro1">
          <table:table-cell office:value-type="float" office:value="2">
            <text:p>2</text:p>
          </table:table-cell>
          <table:table-cell/>
          <table:table-cell table:formula="of:=([.A31]+[.$C$29])*[.$C$28]" office:value-type="float" office:value="-1.5875">
            <text:p>-1.5875</text:p>
          </table:table-cell>
        </table:table-row>
        <table:table-row table:style-name="ro1">
          <table:table-cell office:value-type="float" office:value="3">
            <text:p>3</text:p>
          </table:table-cell>
          <table:table-cell/>
          <table:table-cell table:formula="of:=([.A32]+[.$C$29])*[.$C$28]" office:value-type="float" office:value="-0.9525">
            <text:p>-0.9525</text:p>
          </table:table-cell>
        </table:table-row>
        <table:table-row table:style-name="ro1">
          <table:table-cell office:value-type="float" office:value="4">
            <text:p>4</text:p>
          </table:table-cell>
          <table:table-cell/>
          <table:table-cell table:formula="of:=([.A33]+[.$C$29])*[.$C$28]" office:value-type="float" office:value="-0.3175">
            <text:p>-0.3175</text:p>
          </table:table-cell>
        </table:table-row>
        <table:table-row table:style-name="ro1">
          <table:table-cell office:value-type="float" office:value="5">
            <text:p>5</text:p>
          </table:table-cell>
          <table:table-cell/>
          <table:table-cell table:formula="of:=([.A34]+[.$C$29])*[.$C$28]" office:value-type="float" office:value="0.3175">
            <text:p>0.3175</text:p>
          </table:table-cell>
        </table:table-row>
        <table:table-row table:style-name="ro1">
          <table:table-cell office:value-type="float" office:value="6">
            <text:p>6</text:p>
          </table:table-cell>
          <table:table-cell/>
          <table:table-cell table:formula="of:=([.A35]+[.$C$29])*[.$C$28]" office:value-type="float" office:value="0.9525">
            <text:p>0.9525</text:p>
          </table:table-cell>
        </table:table-row>
        <table:table-row table:style-name="ro1">
          <table:table-cell office:value-type="float" office:value="7">
            <text:p>7</text:p>
          </table:table-cell>
          <table:table-cell/>
          <table:table-cell table:formula="of:=([.A36]+[.$C$29])*[.$C$28]" office:value-type="float" office:value="1.5875">
            <text:p>1.5875</text:p>
          </table:table-cell>
        </table:table-row>
        <table:table-row table:style-name="ro1">
          <table:table-cell office:value-type="float" office:value="8">
            <text:p>8</text:p>
          </table:table-cell>
          <table:table-cell/>
          <table:table-cell table:formula="of:=([.A37]+[.$C$29])*[.$C$28]" office:value-type="float" office:value="2.2225">
            <text:p>2.2225</text:p>
          </table:table-cell>
        </table:table-row>
      </table:table>
      <table:table table:name="LM43603PWP" table:style-name="ta1" table:print="false">
        <table:table-column table:style-name="co1" table:number-columns-repeated="3" table:default-cell-style-name="Default"/>
        <table:table-row table:style-name="ro1">
          <table:table-cell office:value-type="float" office:value="1">
            <text:p>1</text:p>
          </table:table-cell>
          <table:table-cell office:value-type="string">
            <text:p>SW</text:p>
          </table:table-cell>
          <table:table-cell office:value-type="string">
            <text:p>Power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W</text:p>
          </table:table-cell>
          <table:table-cell office:value-type="string">
            <text:p>Power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CBOOT</text:p>
          </table:table-cell>
          <table:table-cell office:value-type="string">
            <text:p>Power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VCC</text:p>
          </table:table-cell>
          <table:table-cell office:value-type="string">
            <text:p>Power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BIAS</text:p>
          </table:table-cell>
          <table:table-cell office:value-type="string">
            <text:p>Power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SYNC</text:p>
          </table:table-cell>
          <table:table-cell office:value-type="string">
            <text:p>Input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RT</text:p>
          </table:table-cell>
          <table:table-cell office:value-type="string">
            <text:p>Input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PGOOD</text:p>
          </table:table-cell>
          <table:table-cell office:value-type="string">
            <text:p>Output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FB</text:p>
          </table:table-cell>
          <table:table-cell office:value-type="string">
            <text:p>Input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AGND</text:p>
          </table:table-cell>
          <table:table-cell office:value-type="string">
            <text:p>Power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SS/TRK</text:p>
          </table:table-cell>
          <table:table-cell office:value-type="string">
            <text:p>Input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EN</text:p>
          </table:table-cell>
          <table:table-cell office:value-type="string">
            <text:p>Input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VIN</text:p>
          </table:table-cell>
          <table:table-cell office:value-type="string">
            <text:p>Power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VIN</text:p>
          </table:table-cell>
          <table:table-cell office:value-type="string">
            <text:p>Power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PGND</text:p>
          </table:table-cell>
          <table:table-cell office:value-type="string">
            <text:p>Power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PGND</text:p>
          </table:table-cell>
          <table:table-cell office:value-type="string">
            <text:p>Power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PAD</text:p>
          </table:table-cell>
          <table:table-cell office:value-type="string">
            <text:p>Power</text:p>
          </table:table-cell>
        </table:table-row>
      </table:table>
      <table:table table:name="STM32F20x LQFP64" table:style-name="ta1" table:print="false">
        <table:table-column table:style-name="co2" table:number-columns-repeated="1024" table:default-cell-style-name="Default"/>
        <table:table-row table:style-name="ro1">
          <table:table-cell office:value-type="float" office:value="1">
            <text:p>1</text:p>
          </table:table-cell>
          <table:table-cell office:value-type="string">
            <text:p>VBAT</text:p>
          </table:table-cell>
          <table:table-cell office:value-type="string">
            <text:p>Power</text:p>
          </table:table-cell>
          <table:table-cell table:number-columns-repeated="1021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C13</text:p>
          </table:table-cell>
          <table:table-cell office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PC14/OSC32_IN</text:p>
          </table:table-cell>
          <table:table-cell office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PC15/OSC32_OUT</text:p>
          </table:table-cell>
          <table:table-cell office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PH0/OSC_IN</text:p>
          </table:table-cell>
          <table:table-cell office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PH1/OSC_OUT</text:p>
          </table:table-cell>
          <table:table-cell office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NRST</text:p>
          </table:table-cell>
          <table:table-cell office:value-type="string">
            <text:p>Input</text:p>
          </table:table-cell>
          <table:table-cell table:number-columns-repeated="1021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PC0</text:p>
          </table:table-cell>
          <table:table-cell office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PC1</text:p>
          </table:table-cell>
          <table:table-cell office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PC2</text:p>
          </table:table-cell>
          <table:table-cell office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PC3</text:p>
          </table:table-cell>
          <table:table-cell office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VSSA</text:p>
          </table:table-cell>
          <table:table-cell office:value-type="string">
            <text:p>Power</text:p>
          </table:table-cell>
          <table:table-cell table:number-columns-repeated="1021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VDDA</text:p>
          </table:table-cell>
          <table:table-cell office:value-type="string">
            <text:p>Power</text:p>
          </table:table-cell>
          <table:table-cell table:number-columns-repeated="1021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PA0</text:p>
          </table:table-cell>
          <table:table-cell office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PA1</text:p>
          </table:table-cell>
          <table:table-cell office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PA2</text:p>
          </table:table-cell>
          <table:table-cell office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PA3</text:p>
          </table:table-cell>
          <table:table-cell office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VSS</text:p>
          </table:table-cell>
          <table:table-cell office:value-type="string">
            <text:p>Power</text:p>
          </table:table-cell>
          <table:table-cell table:number-columns-repeated="1021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VDD</text:p>
          </table:table-cell>
          <table:table-cell office:value-type="string">
            <text:p>Power</text:p>
          </table:table-cell>
          <table:table-cell table:number-columns-repeated="1021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PA4</text:p>
          </table:table-cell>
          <table:table-cell office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PA5</text:p>
          </table:table-cell>
          <table:table-cell office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PA6</text:p>
          </table:table-cell>
          <table:table-cell office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PA7</text:p>
          </table:table-cell>
          <table:table-cell office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PC4</text:p>
          </table:table-cell>
          <table:table-cell office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PC5</text:p>
          </table:table-cell>
          <table:table-cell office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PB0</text:p>
          </table:table-cell>
          <table:table-cell office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PB1</text:p>
          </table:table-cell>
          <table:table-cell office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PB2/BOOT1</text:p>
          </table:table-cell>
          <table:table-cell office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PB10</text:p>
          </table:table-cell>
          <table:table-cell office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PB11</text:p>
          </table:table-cell>
          <table:table-cell office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VCAP_1</text:p>
          </table:table-cell>
          <table:table-cell office:value-type="string">
            <text:p>Power</text:p>
          </table:table-cell>
          <table:table-cell table:number-columns-repeated="1021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VDD</text:p>
          </table:table-cell>
          <table:table-cell office:value-type="string">
            <text:p>Power</text:p>
          </table:table-cell>
          <table:table-cell table:number-columns-repeated="1021"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PB12</text:p>
          </table:table-cell>
          <table:table-cell office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PB13</text:p>
          </table:table-cell>
          <table:table-cell office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PB14</text:p>
          </table:table-cell>
          <table:table-cell office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PB15</text:p>
          </table:table-cell>
          <table:table-cell office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PC6</text:p>
          </table:table-cell>
          <table:table-cell office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PC7</text:p>
          </table:table-cell>
          <table:table-cell office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PC8</text:p>
          </table:table-cell>
          <table:table-cell office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PC9</text:p>
          </table:table-cell>
          <table:table-cell office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PA8</text:p>
          </table:table-cell>
          <table:table-cell office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PA9</text:p>
          </table:table-cell>
          <table:table-cell office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PA10</text:p>
          </table:table-cell>
          <table:table-cell office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PA11</text:p>
          </table:table-cell>
          <table:table-cell office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PA12</text:p>
          </table:table-cell>
          <table:table-cell office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PA13/SWDIO</text:p>
          </table:table-cell>
          <table:table-cell office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VCAP_2</text:p>
          </table:table-cell>
          <table:table-cell office:value-type="string">
            <text:p>Power</text:p>
          </table:table-cell>
          <table:table-cell table:number-columns-repeated="1021"/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VDD</text:p>
          </table:table-cell>
          <table:table-cell office:value-type="string">
            <text:p>Power</text:p>
          </table:table-cell>
          <table:table-cell table:number-columns-repeated="1021"/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PA14/SWCLK </text:p>
          </table:table-cell>
          <table:table-cell office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PA15</text:p>
          </table:table-cell>
          <table:table-cell office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PC10</text:p>
          </table:table-cell>
          <table:table-cell office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PC11</text:p>
          </table:table-cell>
          <table:table-cell office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PC12</text:p>
          </table:table-cell>
          <table:table-cell office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PD2</text:p>
          </table:table-cell>
          <table:table-cell office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PB3</text:p>
          </table:table-cell>
          <table:table-cell office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PB4</text:p>
          </table:table-cell>
          <table:table-cell office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PB5</text:p>
          </table:table-cell>
          <table:table-cell office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PB6</text:p>
          </table:table-cell>
          <table:table-cell office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PB7</text:p>
          </table:table-cell>
          <table:table-cell office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BOOT0</text:p>
          </table:table-cell>
          <table:table-cell office:value-type="string">
            <text:p>Input</text:p>
          </table:table-cell>
          <table:table-cell table:number-columns-repeated="1021"/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PB8</text:p>
          </table:table-cell>
          <table:table-cell office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PB9</text:p>
          </table:table-cell>
          <table:table-cell office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VSS</text:p>
          </table:table-cell>
          <table:table-cell office:value-type="string">
            <text:p>Power</text:p>
          </table:table-cell>
          <table:table-cell table:number-columns-repeated="1021"/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VDD</text:p>
          </table:table-cell>
          <table:table-cell office:value-type="string">
            <text:p>Power</text:p>
          </table:table-cell>
          <table:table-cell table:number-columns-repeated="10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8P0"/>
    </number:currency-style>
    <number:number-style style:name="N119">
      <number:number number:decimal-places="3" number:min-integer-digits="1"/>
    </number:number-style>
    <number:number-style style:name="N120">
      <number:number number:decimal-places="1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09">07/09/2017</text:date>, <text:time>12:25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oris </meta:initial-creator>
    <meta:creation-date>2017-04-23T07:14:03.20</meta:creation-date>
    <meta:generator>OpenOffice/4.1.2$Win32 OpenOffice.org_project/412m3$Build-9782</meta:generator>
    <dc:date>2017-07-09T12:25:48.62</dc:date>
    <meta:editing-duration>PT2H59M47S</meta:editing-duration>
    <meta:editing-cycles>27</meta:editing-cycles>
    <dc:creator>Boris </dc:creator>
    <meta:document-statistic meta:table-count="12" meta:cell-count="1031" meta:object-count="0"/>
  </office:meta>
</office:document-meta>
</file>